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0b0a" officeooo:paragraph-rsid="00130b0a" style:font-weight-asian="bold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4" style:family="paragraph" style:parent-style-name="Standard" style:list-style-name="L3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5" style:family="paragraph" style:parent-style-name="Standard" style:list-style-name="L4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P6" style:family="paragraph" style:parent-style-name="Standard" style:list-style-name="L5">
      <style:paragraph-properties fo:text-align="start" style:justify-single-word="false"/>
      <style:text-properties fo:font-style="normal" style:text-underline-style="none" fo:font-weight="normal" officeooo:rsid="00130b0a" officeooo:paragraph-rsid="00130b0a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eting Minutes 10/31/2017</text:p>
      <text:list xml:id="list8271911911264430911" text:style-name="L1">
        <text:list-header>
          <text:p text:style-name="P2"><text:span text:style-name="T1">Goal of Meeting</text:span>: Establish everyone’s progress on the first sprint</text:p>
        </text:list-header>
      </text:list>
      <text:p text:style-name="P3"/>
      <text:p text:style-name="P3"><text:tab/><text:span text:style-name="T1">Bishop:</text:span></text:p>
      <text:list xml:id="list6378856397580477692" text:style-name="L3">
        <text:list-item>
          <text:p text:style-name="P4">Bishop had created the game manager in c++ but needed to port it over into Java</text:p>
        </text:list-item>
      </text:list>
      <text:p text:style-name="P3"><text:span text:style-name="T1"><text:tab/>James:</text:span></text:p>
      <text:list xml:id="list204818576604081553" text:style-name="L4">
        <text:list-item>
          <text:p text:style-name="P5">James was trying understand the Jframe framework and how to implement a board with consistent styling</text:p>
        </text:list-item>
      </text:list>
      <text:p text:style-name="P3"><text:span text:style-name="T1"><text:tab/>Erik:</text:span></text:p>
      <text:list xml:id="list763122072578286951" text:style-name="L5">
        <text:list-item>
          <text:p text:style-name="P6">Erik was still trying to understand how to implement the minimax tree for Khala</text:p>
        </text:list-item>
        <text:list-item>
          <text:p text:style-name="P6">Erik had issues with understanding the psuedo code and looked for examples on github to help reinforce his understanding of the algorithm.</text:p>
        </text:list-item>
      </text:list>
      <text:p text:style-name="P3"/>
      <text:p text:style-name="P3"><text:tab/><text:span text:style-name="T1">Outcome:</text:span> Everyone knew their task for the coming week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3T11:09:41.468216582</meta:creation-date>
    <dc:date>2017-11-03T11:19:42.032997034</dc:date>
    <meta:editing-duration>PT10M1S</meta:editing-duration>
    <meta:editing-cycles>1</meta:editing-cycles>
    <meta:document-statistic meta:table-count="0" meta:image-count="0" meta:object-count="0" meta:page-count="1" meta:paragraph-count="10" meta:word-count="98" meta:character-count="570" meta:non-whitespace-character-count="483"/>
    <meta:generator>LibreOffice/5.1.6.2$Linux_X86_64 LibreOffice_project/10m0$Build-2</meta:generator>
  </office:meta>
</office:document-meta>
</file>